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20f28c" officeooo:paragraph-rsid="0020f28c" style:font-size-asian="12pt" style:font-size-complex="12pt"/>
    </style:style>
    <style:style style:name="P2" style:family="paragraph" style:parent-style-name="Standard">
      <style:text-properties officeooo:rsid="0020f28c" officeooo:paragraph-rsid="0020f28c"/>
    </style:style>
    <style:style style:name="P3" style:family="paragraph" style:parent-style-name="Standard">
      <style:text-properties officeooo:rsid="0020f28c" officeooo:paragraph-rsid="0020f28c"/>
    </style:style>
    <style:style style:name="P4" style:family="paragraph" style:parent-style-name="Standard">
      <style:text-properties officeooo:rsid="0020f28c" officeooo:paragraph-rsid="00196c91"/>
    </style:style>
    <style:style style:name="P5" style:family="paragraph" style:parent-style-name="Standard">
      <style:text-properties fo:font-size="12pt" officeooo:rsid="0020f28c" officeooo:paragraph-rsid="00237cae" style:font-size-asian="12pt" style:font-size-complex="12pt"/>
    </style:style>
    <style:style style:name="P6" style:family="paragraph" style:parent-style-name="Title" style:master-page-name="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page-number="auto" fo:background-color="transparent" fo:keep-with-next="always"/>
      <style:text-properties officeooo:rsid="0022baa5" officeooo:paragraph-rsid="0022baa5"/>
    </style:style>
    <style:style style:name="T1" style:family="text">
      <style:text-properties officeooo:rsid="001ae8a1"/>
    </style:style>
    <style:style style:name="T2" style:family="text">
      <style:text-properties officeooo:rsid="0020f28c"/>
    </style:style>
    <style:style style:name="T3" style:family="text">
      <style:text-properties officeooo:rsid="00237c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#</text:p>
      <text:p text:style-name="Standard"/>
      <text:p text:style-name="Standard"><text:span text:style-name="T2">It is possible to generate test suites outside of the jUnit runner with C#</text:span>. <text:span text:style-name="T1">Note, that this manual does not cover how to create a request. To learn more about it, please refer to the ‘Browser.pdf’ file.</text:span></text:p>
      <text:p text:style-name="Standard"/>
      <text:h text:style-name="Heading_20_1" text:outline-level="1">1) Installation</text:h>
      <text:p text:style-name="P4"><text:s/></text:p>
      <text:p text:style-name="P2">To run the code must install <text:span text:style-name="T3">the .NET framework and the .NET core</text:span> (<text:a xlink:type="simple" xlink:href="https://dotnet.microsoft.com/download" text:style-name="Internet_20_link" text:visited-style-name="Visited_20_Internet_20_Link">https://dotnet.microsoft.com/download</text:a>). <text:span text:style-name="T3">The keystore, named ‘keystore.p12’ must be placed in the current directory.</text:span></text:p>
      <text:p text:style-name="P2"/>
      <text:h text:style-name="Heading_20_1" text:outline-level="1">2) <text:span text:style-name="T2">Using the code</text:span></text:h>
      <text:p text:style-name="Text_20_body"/>
      <text:p text:style-name="P5"><text:span text:style-name="T1">T</text:span>he request is enclosed in the file ‘<text:span text:style-name="T3">src/EcFeedExample/Program.cs</text:span>’, please adapt it to your needs. <text:span text:style-name="T3">To change the response type or to change the keystore name and location, edit the ‘src/EcFeed/EcFeed.cs’ file.</text:span> </text:p>
      <text:p text:style-name="P5"/>
      <text:p text:style-name="P5"><text:span text:style-name="T3">To build and run the code, run the following commands in the ‘src/EcfeedExample’ directory</text:span>:</text:p>
      <text:p text:style-name="P1">- <text:span text:style-name="T3">dotnet build</text:span></text:p>
      <text:p text:style-name="P1">- <text:span text:style-name="T3">dotnet ru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689in" fo:margin-right="0.361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1:26:56.405492607</meta:creation-date>
    <dc:date>2020-03-13T09:13:44.039086959</dc:date>
    <meta:editing-duration>PT17H24M18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20" meta:character-count="746" meta:non-whitespace-character-count="633"/>
  </office:meta>
</office:document-meta>
</file>